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8782" officeooo:paragraph-rsid="00058782"/>
    </style:style>
    <style:style style:name="P2" style:family="paragraph" style:parent-style-name="Text_20_body">
      <style:text-properties officeooo:rsid="000679ad" officeooo:paragraph-rsid="000679ad"/>
    </style:style>
    <style:style style:name="P3" style:family="paragraph" style:parent-style-name="Text_20_body">
      <style:text-properties officeooo:rsid="000b0b1f" officeooo:paragraph-rsid="000b0b1f"/>
    </style:style>
    <style:style style:name="P4" style:family="paragraph" style:parent-style-name="Text_20_body">
      <style:text-properties officeooo:paragraph-rsid="000e28b4"/>
    </style:style>
    <style:style style:name="P5" style:family="paragraph" style:parent-style-name="Text_20_body">
      <style:text-properties officeooo:rsid="0010c8ec" officeooo:paragraph-rsid="0010c8ec"/>
    </style:style>
    <style:style style:name="P6" style:family="paragraph" style:parent-style-name="Text_20_body">
      <style:text-properties officeooo:rsid="00125da5" officeooo:paragraph-rsid="00125da5"/>
    </style:style>
    <style:style style:name="P7" style:family="paragraph" style:parent-style-name="Text_20_body">
      <style:text-properties officeooo:paragraph-rsid="000679ad"/>
    </style:style>
    <style:style style:name="P8" style:family="paragraph" style:parent-style-name="Text_20_body">
      <style:text-properties officeooo:paragraph-rsid="0015eca1"/>
    </style:style>
    <style:style style:name="P9" style:family="paragraph" style:parent-style-name="Preformatted_20_Text">
      <style:text-properties fo:font-variant="normal" fo:text-transform="none" fo:color="#000000" fo:letter-spacing="normal" fo:font-style="normal" fo:font-weight="normal" officeooo:rsid="001addf4" officeooo:paragraph-rsid="001addf4"/>
    </style:style>
    <style:style style:name="P10" style:family="paragraph" style:parent-style-name="Text_20_body" style:list-style-name="L1">
      <style:text-properties officeooo:rsid="0011c6c8" officeooo:paragraph-rsid="0011c6c8"/>
    </style:style>
    <style:style style:name="P11" style:family="paragraph" style:parent-style-name="Text_20_body">
      <style:text-properties fo:font-variant="normal" fo:text-transform="none" fo:color="#000000" fo:letter-spacing="normal" fo:font-style="normal" fo:font-weight="normal" officeooo:rsid="0016fa9e" officeooo:paragraph-rsid="0016fa9e"/>
    </style:style>
    <style:style style:name="P12" style:family="paragraph" style:parent-style-name="Text_20_body">
      <style:text-properties fo:font-variant="normal" fo:text-transform="none" fo:color="#000000" fo:letter-spacing="normal" fo:font-style="normal" fo:font-weight="normal" officeooo:rsid="0016fa9e" officeooo:paragraph-rsid="0018ca87"/>
    </style:style>
    <style:style style:name="P13" style:family="paragraph" style:parent-style-name="Text_20_body">
      <style:text-properties fo:font-variant="normal" fo:text-transform="none" fo:color="#000000" fo:letter-spacing="normal" fo:font-style="normal" fo:font-weight="normal" officeooo:paragraph-rsid="0018ca87"/>
    </style:style>
    <style:style style:name="P14" style:family="paragraph" style:parent-style-name="Text_20_body">
      <style:text-properties fo:font-variant="normal" fo:text-transform="none" fo:color="#000000" fo:letter-spacing="normal" fo:font-style="normal" fo:font-weight="normal" officeooo:rsid="001addf4" officeooo:paragraph-rsid="001addf4"/>
    </style:style>
    <style:style style:name="T1" style:family="text">
      <style:text-properties officeooo:rsid="0007d396"/>
    </style:style>
    <style:style style:name="T2" style:family="text">
      <style:text-properties officeooo:rsid="000c3d16"/>
    </style:style>
    <style:style style:name="T3" style:family="text">
      <style:text-properties officeooo:rsid="000e28b4"/>
    </style:style>
    <style:style style:name="T4" style:family="text">
      <style:text-properties fo:font-variant="normal" fo:text-transform="none" fo:color="#000000" fo:letter-spacing="normal" fo:font-style="normal" fo:font-weight="normal"/>
    </style:style>
    <style:style style:name="T5" style:family="text">
      <style:text-properties fo:font-variant="normal" fo:text-transform="none" fo:color="#000000" fo:letter-spacing="normal" fo:font-style="normal" fo:font-weight="normal" officeooo:rsid="000e28b4"/>
    </style:style>
    <style:style style:name="T6" style:family="text">
      <style:text-properties fo:font-variant="normal" fo:text-transform="none" fo:color="#000000" fo:letter-spacing="normal" fo:font-style="normal" fo:font-weight="normal" officeooo:rsid="000f9e4d"/>
    </style:style>
    <style:style style:name="T7" style:family="text">
      <style:text-properties fo:font-variant="normal" fo:text-transform="none" fo:color="#000000" fo:letter-spacing="normal" fo:font-style="normal" fo:font-weight="normal" officeooo:rsid="0016c20a"/>
    </style:style>
    <style:style style:name="T8" style:family="text">
      <style:text-properties officeooo:rsid="00125da5"/>
    </style:style>
    <style:style style:name="T9" style:family="text">
      <style:text-properties officeooo:rsid="000679ad"/>
    </style:style>
    <style:style style:name="T10" style:family="text">
      <style:text-properties officeooo:rsid="0015eca1"/>
    </style:style>
    <style:style style:name="T11" style:family="text">
      <style:text-properties officeooo:rsid="0016c20a"/>
    </style:style>
    <style:style style:name="T12" style:family="text">
      <style:text-properties officeooo:rsid="0018ca87"/>
    </style:style>
    <style:style style:name="T13" style:family="text">
      <style:text-properties officeooo:rsid="0016fa9e"/>
    </style:style>
    <style:style style:name="T14" style:family="text">
      <style:text-properties officeooo:rsid="001addf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UNTZER<text:tab/><text:tab/><text:tab/><text:tab/><text:tab/><text:tab/><text:tab/><text:tab/><text:tab/><text:tab/><text:tab/> <text:s text:c="9"/>Info2</text:p>
      <text:p text:style-name="P1">Kévin</text:p>
      <text:p text:style-name="P1"/>
      <text:p text:style-name="Title">Compte rendu TP3</text:p>
      <text:p text:style-name="P2">Le Shell est contrôlé par l<text:span text:style-name="T1">e composant appelé AppComponent. Les trois fichiers du composant app.component sont écrits soit en .ts(TypeScript), .html et .css. </text:span></text:p>
      <text:p text:style-name="P6"><text:tab/>Après l’installation de <text:s/>font awesome et bootstrap, voici les lignes présentes dans le fichier package.json :</text:p>
      <text:list xml:id="list363058461746671822" text:style-name="L1">
        <text:list-item>
          <text:p text:style-name="P10">"font-awesome": "^4.7.0",</text:p>
        </text:list-item>
        <text:list-item>
          <text:p text:style-name="P10">"bootstrap": "^4.0.0-beta.2",</text:p>
        </text:list-item>
      </text:list>
      <text:p text:style-name="P3"><text:tab/><text:span text:style-name="T8">Dans le fichier .angular-cli.json, l</text:span>es styles sont contenu dans styles que nous allons remplacer par <text:span text:style-name="T2">le chemin accédant au fichier bootstrap.min.css et font-awesome.css.</text:span></text:p>
      <text:p text:style-name="P5"><text:tab/><text:tab/>Dans le head, il y a trois styles qui sont appelés dans le head:les deux premier correspondent au fichier css des dossiers que l’on a ajouté et le dernier correspond au css provenant du dossier App.</text:p>
      <text:p text:style-name="P4"><text:span text:style-name="T3">L’intégration de ces fichiers et le changement du code dans le fichier </text:span><text:span text:style-name="T4">.angular-cli.json </text:span><text:span text:style-name="T5">pour appeler ces deux fichiers, a permis de </text:span><text:span text:style-name="T6">c</text:span><text:span text:style-name="T5">hanger la police et le type d’écriture lors du démarrage de l’application.</text:span></text:p>
      <text:p text:style-name="P6">3) <text:s/>Compléments sur l’affichage de données</text:p>
      <text:p text:style-name="P7"><text:span text:style-name="T9"><text:tab/>Le moyen le plus facile d’afficher un composant est de mettre le nom de la propriété entre accolade dans le template de app.component.ts écrit de cette maniére </text:span><text:span text:style-name="Source_20_Text">{{myHero}}</text:span>.</text:p>
      <text:p text:style-name="P8"><text:tab/><text:span text:style-name="T10">Afin de mettre plusieurs lignes dans le template il est nécessaire de mettre le backtick (`) - qui n'est pas le même caractère qu'un simple quote (') .</text:span></text:p>
      <text:p text:style-name="P8"><text:tab/><text:span text:style-name="T10">L’avantage est que angular prend automatiquement les valeurs de propriété title et héro du composant pour les insérer dans le navigateur.</text:span></text:p>
      <text:p text:style-name="P8"><text:tab/><text:span text:style-name="T11">De plus, angular crée une instance d’AppComponent lorsqu’on démarre la classe AppComponent. En effet, angular va</text:span><text:span text:style-name="T4"> recherche</text:span><text:span text:style-name="T7">r</text:span><text:span text:style-name="T4"> une balise &lt;app-root&gt; dans index.html </text:span><text:span text:style-name="T7">qui va</text:span><text:span text:style-name="T4"> instancie</text:span><text:span text:style-name="T7">r</text:span><text:span text:style-name="T4"> </text:span><text:span text:style-name="T7">la classe</text:span><text:span text:style-name="T4"> d'AppComponent et effectue</text:span><text:span text:style-name="T7">r</text:span><text:span text:style-name="T4"> le rendu dans la balise &lt;app-root&gt;.</text:span></text:p>
      <text:p text:style-name="P11">On continu la création des héros. </text:p>
      <text:p text:style-name="P12">Ng generate component heroes permet de créer un dossier avec <text:span text:style-name="T12">les fichiers nécessaire pour créer un composant avec notamment la présence heroes.component.html, heroes.component.css, heroes.component.ts et heroes.component.spec.ts. <text:s/></text:span></text:p>
      <text:p text:style-name="P13"><text:span text:style-name="T13"><text:tab/></text:span></text:p>
      <text:p text:style-name="P13"><text:tab/><text:span text:style-name="T14">Création des différents classe et écriture du code dans les fichiers.</text:span></text:p>
      <text:p text:style-name="P14">[(NgModel)] permet de lier la propriété hero.name à la zone de texte.</text:p>
      <text:p text:style-name="P9"><text:soft-page-break/></text:p>
      <text:p text:style-name="P13"/>
      <text:p text:style-name="P8"/>
      <text:p text:style-name="P8"><text:tab/></text:p>
      <text:p text:style-name="P8"><text:tab/></text:p>
      <text:p text:style-name="P2"><text:tab/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0:51:36.029000000</meta:creation-date>
    <dc:date>2017-11-24T14:19:18.032000000</dc:date>
    <meta:editing-duration>PT1H51M46S</meta:editing-duration>
    <meta:editing-cycles>12</meta:editing-cycles>
    <meta:generator>LibreOffice/5.1.5.2$Windows_x86 LibreOffice_project/7a864d8825610a8c07cfc3bc01dd4fce6a9447e5</meta:generator>
    <meta:document-statistic meta:table-count="0" meta:image-count="0" meta:object-count="0" meta:page-count="2" meta:paragraph-count="23" meta:word-count="317" meta:character-count="2123" meta:non-whitespace-character-count="1788"/>
  </office:meta>
</office:document-meta>
</file>